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1" style:family="text">
      <style:text-properties officeooo:rsid="001c12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ope</text:p>
      <text:p text:style-name="Standard"/>
      <text:p text:style-name="Standard">The goal of this paper is to study the possible correlation between the nutritional properties of groceries and the illnesses related to food consumption.</text:p>
      <text:p text:style-name="Standard">The authors explore different properties of food constituents and energy along with the division by geographical disposition, age, and sex of the customers whose purchases were studied.</text:p>
      <text:p text:style-name="Standard"/>
      <text:p text:style-name="Standard">#Methods</text:p>
      <text:p text:style-name="Standard"/>
      <text:p text:style-name="Standard">Collection:</text:p>
      <text:p text:style-name="Standard">The datasets have 422,453,987 individual food items of 67,296 unique products, which were purchased for the 2015 year by fidelity card owners who reside in Greater London. It was mapped to their nutritional properties using <text:s/>Global Trade Item Number and to population, parameters using fidelity cards sending destination.</text:p>
      <text:p text:style-name="Standard"/>
      <text:p text:style-name="Standard">Representation:</text:p>
      <text:p text:style-name="Standard">The information for each area was described in terms of its averaged typical product parameters. A metric of representativeness was introduced as a min-max normalized ratio of customers to the population.</text:p>
      <text:p text:style-name="Standard">The food and areal information were presented in "food_categories" and "{areal _ aggregation}\_grocery" datasets respectively. <text:s/>The areal description is provided for the whole year and over each of 12 months.</text:p>
      <text:p text:style-name="Standard"/>
      <text:p text:style-name="Standard">Limitations:</text:p>
      <text:p text:style-name="Standard">The datasets cover only Tesco shops, situated mostly in the northern part of London. There is no data from restaurants and other types of food purchases. Therefore the datasets reveal but the trends in food consumption habits at the area level. Since the average typical product is considered, it is impossible to study diet.</text:p>
      <text:p text:style-name="Standard"/>
      <text:p text:style-name="Standard">#Main results</text:p>
      <text:p text:style-name="Standard"/>
      <text:p text:style-name="Standard">Children overweight:</text:p>
      <text:p text:style-name="Standard">Obesity and overweight among children are inversely correlated with fibers ( Spearman rank R &lt; -0.5). There is a weaker inverse correlation (R ≅ -0.2) with proteins and with the entropy of nutrients, only for children in the reception year, with saturated fats (R ∈ [−0.1,−0.15]). Association (R ≅ 0.1) with energy from carbohydrates was found.</text:p>
      <text:p text:style-name="Standard"/>
      <text:p text:style-name="Standard">Adults overweight:</text:p>
      <text:p text:style-name="Standard">Areas with a higher prevalence of overweight and obese adults are those where the typical product is higher in energy ( R ≅ 0.4) and is also high in fat, sugar, and</text:p>
      <text:p text:style-name="Standard">carbohydrates (R ∈ [0.35, 0.45]). The prevalence of adult obesity is negatively associated with nutrient entropy ( R ≅ − 0.4).</text:p>
      <text:p text:style-name="Standard"/>
      <text:p text:style-name="Standard">Diabetes:</text:p>
      <text:p text:style-name="Standard">High diabetes prevalence correlates with higher consumption of carbohydrates, sugar, and a lesser extent fats ( R ∈ [0.35, 0.65]). Low diabetes prevalence is associated with fibers and proteins ( R ≅ 0.5), especially in areas characterized by high entropy of nutrients ( R = − 0.77).</text:p>
      <text:p text:style-name="Standard"/>
      <text:p text:style-name="Standard">Regression models:</text:p>
      <text:p text:style-name="Standard">The regression model predicting the dependence of diabetes prevalence on energy-carbs and entropy of energy-nutrients (highest-correlation) has high goodness of (R^{2}=0.56).</text:p>
      <text:p text:style-name="Standard"><text:soft-page-break/>The use of Bayesian hierarchical regression by grouping wards into their respective boroughs along with MCMC sampling gave Bayesian R^{2} of 0.78. Therefore accounting for the hierarchical structures in the data increases the amount of explained variability.</text:p>
      <text:p text:style-name="Standard"/>
      <text:p text:style-name="Standard">#Discussion</text:p>
      <text:p text:style-name="Standard"/>
      <text:p text:style-name="Standard"><text:s/>The correlations and the regression results indicate that the aggregated food purchases are predictive of the illnesses related to food consumption, even after controlling for confounding factors, speaking to the ecological validity of the dataset<text:span text:style-name="T1">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2T21:47:31.700816128</meta:creation-date>
    <dc:date>2020-10-23T16:41:19.970523530</dc:date>
    <meta:editing-duration>PT5M37S</meta:editing-duration>
    <meta:editing-cycles>3</meta:editing-cycles>
    <meta:generator>LibreOffice/6.0.7.3$Linux_X86_64 LibreOffice_project/00m0$Build-3</meta:generator>
    <meta:document-statistic meta:table-count="0" meta:image-count="0" meta:object-count="0" meta:page-count="2" meta:paragraph-count="24" meta:word-count="478" meta:character-count="3137" meta:non-whitespace-character-count="2680"/>
  </office:meta>
</office:document-meta>
</file>